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size="24pt" fo:language="ru" fo:country="RU" fo:font-weight="bold" officeooo:rsid="0014cce4" officeooo:paragraph-rsid="0014cce4" style:font-size-asian="21pt" style:font-weight-asian="bold" style:font-size-complex="24pt" style:font-weight-complex="bold"/>
    </style:style>
    <style:style style:name="P2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officeooo:paragraph-rsid="002cad81"/>
    </style:style>
    <style:style style:name="P3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16e3a2"/>
    </style:style>
    <style:style style:name="P4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1d7577"/>
    </style:style>
    <style:style style:name="P5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13051"/>
    </style:style>
    <style:style style:name="P6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3535e"/>
    </style:style>
    <style:style style:name="P7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cad81"/>
    </style:style>
    <style:style style:name="P8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rsid="0020197e" officeooo:paragraph-rsid="00213051"/>
    </style:style>
    <style:style style:name="P9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24pt" fo:language="ru" fo:country="RU" fo:font-weight="bold" officeooo:rsid="002cad81" officeooo:paragraph-rsid="002cad81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.1189in" fo:margin-bottom="0.1189in" loext:contextual-spacing="false" fo:line-height="150%" fo:text-align="start" style:justify-single-word="false"/>
      <style:text-properties officeooo:paragraph-rsid="0030b08d"/>
    </style:style>
    <style:style style:name="P11" style:family="paragraph" style:parent-style-name="Standard">
      <style:paragraph-properties fo:margin-top="0.1189in" fo:margin-bottom="0.1189in" loext:contextual-spacing="false" fo:line-height="150%" fo:text-align="start" style:justify-single-word="false"/>
      <style:text-properties officeooo:paragraph-rsid="00325875"/>
    </style:style>
    <style:style style:name="P12" style:family="paragraph" style:parent-style-name="Standard">
      <style:paragraph-properties fo:margin-top="0.1189in" fo:margin-bottom="0.1189in" loext:contextual-spacing="false" fo:line-height="150%" fo:text-align="start" style:justify-single-word="false"/>
      <style:text-properties officeooo:paragraph-rsid="0036a593"/>
    </style:style>
    <style:style style:name="P13" style:family="paragraph" style:parent-style-name="Standard">
      <style:paragraph-properties fo:margin-top="0.1189in" fo:margin-bottom="0.1189in" loext:contextual-spacing="false" fo:line-height="150%" fo:text-align="start" style:justify-single-word="false"/>
      <style:text-properties officeooo:paragraph-rsid="003a664a"/>
    </style:style>
    <style:style style:name="P14" style:family="paragraph" style:parent-style-name="Standard">
      <style:paragraph-properties fo:margin-top="0.1189in" fo:margin-bottom="0.1189in" loext:contextual-spacing="false" fo:line-height="150%" fo:text-align="start" style:justify-single-word="false"/>
      <style:text-properties officeooo:paragraph-rsid="003d37b9"/>
    </style:style>
    <style:style style:name="T1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14cce4" style:font-size-asian="12.25pt" style:font-weight-asian="normal" style:font-size-complex="14pt" style:font-weight-complex="normal"/>
    </style:style>
    <style:style style:name="T3" style:family="text">
      <style:text-properties fo:font-size="14pt" fo:language="ru" fo:country="RU" fo:font-weight="normal" officeooo:rsid="001610f3" style:font-size-asian="12.25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16e3a2" style:font-size-asian="12.25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188c0f" style:font-size-asian="12.25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91a01" style:font-size-asian="12.25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1ae971" style:font-size-asian="12.25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1cc7bc" style:font-size-asian="12.25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1ce296" style:font-size-asian="12.25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1d7577" style:font-size-asian="12.25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1e185e" style:font-size-asian="12.25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1fc0a9" style:font-size-asian="12.25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0197e" style:font-size-asian="12.25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13051" style:font-size-asian="12.25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21b515" style:font-size-asian="12.25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22de0d" style:font-size-asian="12.25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23535e" style:font-size-asian="12.25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23e255" style:font-size-asian="12.25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251d56" style:font-size-asian="12.25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26260a" style:font-size-asian="12.25pt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30b08d" style:font-size-asian="12.25pt" style:font-weight-asian="normal" style:font-size-complex="14pt" style:font-weight-complex="normal"/>
    </style:style>
    <style:style style:name="T22" style:family="text">
      <style:text-properties fo:font-size="14pt" fo:language="ru" fo:country="RU" fo:font-weight="normal" officeooo:rsid="0031751f" style:font-size-asian="12.25pt" style:font-weight-asian="normal" style:font-size-complex="14pt" style:font-weight-complex="normal"/>
    </style:style>
    <style:style style:name="T23" style:family="text">
      <style:text-properties fo:font-size="14pt" fo:language="ru" fo:country="RU" fo:font-weight="normal" officeooo:rsid="00320a5a" style:font-size-asian="12.25pt" style:font-weight-asian="normal" style:font-size-complex="14pt" style:font-weight-complex="normal"/>
    </style:style>
    <style:style style:name="T24" style:family="text">
      <style:text-properties fo:font-size="14pt" fo:language="ru" fo:country="RU" fo:font-weight="normal" officeooo:rsid="00325875" style:font-size-asian="12.25pt" style:font-weight-asian="normal" style:font-size-complex="14pt" style:font-weight-complex="normal"/>
    </style:style>
    <style:style style:name="T25" style:family="text">
      <style:text-properties fo:font-size="14pt" fo:language="ru" fo:country="RU" fo:font-weight="normal" officeooo:rsid="0032591a" style:font-size-asian="12.25pt" style:font-weight-asian="normal" style:font-size-complex="14pt" style:font-weight-complex="normal"/>
    </style:style>
    <style:style style:name="T26" style:family="text">
      <style:text-properties fo:font-size="14pt" fo:language="ru" fo:country="RU" fo:font-weight="normal" officeooo:rsid="0032eb7e" style:font-size-asian="12.25pt" style:font-weight-asian="normal" style:font-size-complex="14pt" style:font-weight-complex="normal"/>
    </style:style>
    <style:style style:name="T27" style:family="text">
      <style:text-properties fo:font-size="14pt" fo:language="ru" fo:country="RU" fo:font-weight="normal" officeooo:rsid="00340099" style:font-size-asian="12.25pt" style:font-weight-asian="normal" style:font-size-complex="14pt" style:font-weight-complex="normal"/>
    </style:style>
    <style:style style:name="T28" style:family="text">
      <style:text-properties fo:font-size="14pt" fo:language="ru" fo:country="RU" fo:font-weight="normal" officeooo:rsid="0035d381" style:font-size-asian="12.25pt" style:font-weight-asian="normal" style:font-size-complex="14pt" style:font-weight-complex="normal"/>
    </style:style>
    <style:style style:name="T29" style:family="text">
      <style:text-properties fo:font-size="14pt" fo:language="ru" fo:country="RU" fo:font-weight="normal" officeooo:rsid="0036a593" style:font-size-asian="12.25pt" style:font-weight-asian="normal" style:font-size-complex="14pt" style:font-weight-complex="normal"/>
    </style:style>
    <style:style style:name="T30" style:family="text">
      <style:text-properties fo:font-size="14pt" fo:language="ru" fo:country="RU" fo:font-weight="normal" officeooo:rsid="0037d702" style:font-size-asian="12.25pt" style:font-weight-asian="normal" style:font-size-complex="14pt" style:font-weight-complex="normal"/>
    </style:style>
    <style:style style:name="T31" style:family="text">
      <style:text-properties fo:font-size="14pt" fo:language="ru" fo:country="RU" fo:font-weight="normal" officeooo:rsid="0039d621" style:font-size-asian="12.25pt" style:font-weight-asian="normal" style:font-size-complex="14pt" style:font-weight-complex="normal"/>
    </style:style>
    <style:style style:name="T32" style:family="text">
      <style:text-properties fo:font-size="14pt" fo:language="ru" fo:country="RU" fo:font-weight="normal" officeooo:rsid="003a4968" style:font-size-asian="12.25pt" style:font-weight-asian="normal" style:font-size-complex="14pt" style:font-weight-complex="normal"/>
    </style:style>
    <style:style style:name="T33" style:family="text">
      <style:text-properties fo:font-size="14pt" fo:language="ru" fo:country="RU" fo:font-weight="normal" officeooo:rsid="003a664a" style:font-size-asian="12.25pt" style:font-weight-asian="normal" style:font-size-complex="14pt" style:font-weight-complex="normal"/>
    </style:style>
    <style:style style:name="T34" style:family="text">
      <style:text-properties fo:font-size="14pt" fo:language="ru" fo:country="RU" fo:font-weight="normal" officeooo:rsid="003ae8cb" style:font-size-asian="12.25pt" style:font-weight-asian="normal" style:font-size-complex="14pt" style:font-weight-complex="normal"/>
    </style:style>
    <style:style style:name="T35" style:family="text">
      <style:text-properties fo:font-size="14pt" fo:language="ru" fo:country="RU" fo:font-weight="normal" officeooo:rsid="003c6814" style:font-size-asian="12.25pt" style:font-weight-asian="normal" style:font-size-complex="14pt" style:font-weight-complex="normal"/>
    </style:style>
    <style:style style:name="T36" style:family="text">
      <style:text-properties fo:font-size="14pt" fo:language="ru" fo:country="RU" fo:font-weight="normal" officeooo:rsid="003d37b9" style:font-size-asian="12.25pt" style:font-weight-asian="normal" style:font-size-complex="14pt" style:font-weight-complex="normal"/>
    </style:style>
    <style:style style:name="T37" style:family="text">
      <style:text-properties fo:font-size="14pt" fo:language="ru" fo:country="RU" fo:font-weight="normal" officeooo:rsid="003db1e4" style:font-size-asian="12.25pt" style:font-weight-asian="normal" style:font-size-complex="14pt" style:font-weight-complex="normal"/>
    </style:style>
    <style:style style:name="T38" style:family="text">
      <style:text-properties fo:font-size="14pt" fo:language="ru" fo:country="RU" fo:font-weight="normal" officeooo:rsid="003f3005" style:font-size-asian="12.25pt" style:font-weight-asian="normal" style:font-size-complex="14pt" style:font-weight-complex="normal"/>
    </style:style>
    <style:style style:name="T39" style:family="text">
      <style:text-properties fo:font-size="14pt" fo:language="ru" fo:country="RU" fo:font-weight="normal" officeooo:rsid="00405b79" style:font-size-asian="12.25pt" style:font-weight-asian="normal" style:font-size-complex="14pt" style:font-weight-complex="normal"/>
    </style:style>
    <style:style style:name="T40" style:family="text">
      <style:text-properties fo:font-size="14pt" fo:language="ru" fo:country="RU" fo:font-weight="normal" officeooo:rsid="0040cd8d" style:font-size-asian="12.25pt" style:font-weight-asian="normal" style:font-size-complex="14pt" style:font-weight-complex="normal"/>
    </style:style>
    <style:style style:name="T41" style:family="text">
      <style:text-properties fo:font-size="14pt" fo:language="ru" fo:country="RU" fo:font-weight="normal" officeooo:rsid="0040d7ca" style:font-size-asian="12.25pt" style:font-weight-asian="normal" style:font-size-complex="14pt" style:font-weight-complex="normal"/>
    </style:style>
    <style:style style:name="T42" style:family="text">
      <style:text-properties fo:font-size="24pt" fo:language="ru" fo:country="RU" fo:font-weight="bold" officeooo:rsid="00251d56" style:font-size-asian="24pt" style:font-weight-asian="bold" style:font-size-complex="24pt" style:font-weight-complex="bold"/>
    </style:style>
    <style:style style:name="T43" style:family="text">
      <style:text-properties fo:font-size="24pt" fo:language="ru" fo:country="RU" fo:font-weight="bold" officeooo:rsid="002cad81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з фильма «Хвост виляет собакой»</text:p>
      <text:p text:style-name="P3"><text:span text:style-name="T4">Н</text:span><text:span text:style-name="T3">есмотря на то</text:span><text:span text:style-name="T4">, что</text:span><text:span text:style-name="T3"> </text:span><text:span text:style-name="T21">художественный </text:span><text:span text:style-name="T4">ф</text:span><text:span text:style-name="T2">ильм «Хвост виляет собакой»</text:span><text:span text:style-name="T3"> был снят почти четверть столетия назад, </text:span><text:span text:style-name="T4">он </text:span><text:span text:style-name="T3">до сих пор </text:span><text:span text:style-name="T4">проливает свет на </text:span><text:span text:style-name="T3">методы манипуляции общественным мнением, используемые правительствами разных стран по сей день. </text:span></text:p>
      <text:p text:style-name="P6"><text:span text:style-name="T3">В </text:span><text:span text:style-name="T5">фильме было гениально спродюсировано и не менее гениально реализовано множество </text:span><text:span text:style-name="T7">способов</text:span><text:span text:style-name="T5"> </text:span><text:span text:style-name="T6">по</text:span><text:span text:style-name="T5"> </text:span><text:span text:style-name="T6">влиянию</text:span><text:span text:style-name="T5"> обществом: это манипуляции через телевидение, радио, газеты, а также через человеческую память. </text:span><text:span text:style-name="T6">Нетрудно догадаться, что в комбинации данные методы полностью покрывают все доступные (на 1997 год) источники информации, </text:span><text:span text:style-name="T7">максимально эффективно </text:span><text:span text:style-name="T6">охва</text:span><text:span text:style-name="T7">тывая большую аудиторию. </text:span><text:span text:style-name="T8">Также центральной темой </text:span><text:span text:style-name="T10">дезинформации</text:span><text:span text:style-name="T8"> была неспроста выбрана </text:span><text:span text:style-name="T9">именно</text:span><text:span text:style-name="T8"> война, ведь война – это событие, которо</text:span><text:span text:style-name="T17">е</text:span><text:span text:style-name="T8"> способно </text:span><text:span text:style-name="T9">легко</text:span><text:span text:style-name="T8"> </text:span><text:span text:style-name="T9">вселять раздор в человеческие умы, тем самым создавая плацдарм для </text:span><text:span text:style-name="T10">дальнейших</text:span><text:span text:style-name="T9"> манипуляций </text:span><text:span text:style-name="T10">и контроля</text:span><text:span text:style-name="T9">. </text:span></text:p>
      <text:p text:style-name="P4"><text:span text:style-name="T10">Являясь крупнейшим информационным источником в 20 веке, </text:span><text:span text:style-name="T13">сосредоточенным, в основном, на визуальном контенте,</text:span><text:span text:style-name="T12"> </text:span><text:span text:style-name="T10">телевидени</text:span><text:span text:style-name="T13">ю</text:span><text:span text:style-name="T10"> в фильме </text:span><text:span text:style-name="T12">выделялось</text:span><text:span text:style-name="T10"> </text:span><text:span text:style-name="T11">наибольшее количество </text:span><text:span text:style-name="T12">ресурсов</text:span><text:span text:style-name="T11">. Новостные каналы получали анонимные сообщения от «очевидцев событий» и по принципу «кто первый, тот и на коне» распространяли, </text:span><text:span text:style-name="T12">того не зная,</text:span><text:span text:style-name="T11"> </text:span><text:span text:style-name="T12">дезинформацию для заполучения зрителей, что играло гейткиперам на руку. </text:span></text:p>
      <text:p text:style-name="P8"><text:span text:style-name="T12">Ф</text:span><text:span text:style-name="T1">ильм также не обош</text:span><text:span text:style-name="T18">ё</text:span><text:span text:style-name="T1">л стороной и звуковые источники передачи информации – радио. В картине были записаны ностальгические, заедающие треки, как </text:span><text:span text:style-name="T14">песня про «старый добрый башмак», которые, играя на чувствах, вызывали у аудитории эмоции, закрепляющие позицию дезинформатора. </text:span></text:p>
      <text:p text:style-name="P5"><text:span text:style-name="T14">Кинолента использовала и более радикальные меры «игры на чувствах»</text:span><text:span text:style-name="T15">, такие как разбрасывание башмаков по улицам и доставка погибшего солдата на американскую землю. Более радикальными данные методы являются потому, </text:span><text:soft-page-break/><text:span text:style-name="T15">что пересекают черту личного пространства и демонстрируют </text:span><text:span text:style-name="T16">уже </text:span><text:span text:style-name="T15">общественное мнение. </text:span></text:p>
      <text:p text:style-name="P7"><text:span text:style-name="T15">Т</text:span><text:span text:style-name="T18">аким образом, методы манипуляции обществ</text:span><text:span text:style-name="T19">енным мнением</text:span><text:span text:style-name="T18">, затронутые в фильме, не только покрывают всевозможные </text:span><text:span text:style-name="T19">медиа ресурсы</text:span><text:span text:style-name="T18">, но </text:span><text:span text:style-name="T19">также</text:span><text:span text:style-name="T18"> </text:span><text:span text:style-name="T20">заставляют потребителей впитывать информацию всевозможными органами чувств</text:span><text:span text:style-name="T19">, тем самым неизбежно склоняя неподготовленные умы на сторону лжи.</text:span></text:p>
      <text:p text:style-name="P9"/>
      <text:p text:style-name="P2"><text:span text:style-name="T43">А</text:span><text:span text:style-name="T42">нализ фильма «</text:span><text:span text:style-name="T43">Брекзит</text:span><text:span text:style-name="T42">»</text:span></text:p>
      <text:p text:style-name="P10"><text:span text:style-name="T21">Документальный фильм «Брекзит», </text:span><text:span text:style-name="T22">основанный на реальных событиях выхода Великобритании из Европейского союза, </text:span><text:span text:style-name="T23">слегка при</text:span><text:span text:style-name="T22">открывает ширму </text:span><text:span text:style-name="T23">современных политических партий, показывая</text:span><text:span text:style-name="T22"> </text:span><text:span text:style-name="T23">используемые ими</text:span><text:span text:style-name="T22"> технологии </text:span><text:span text:style-name="T23">манипуляции </text:span><text:span text:style-name="T25">общественным мнением </text:span><text:span text:style-name="T23">для </text:span><text:span text:style-name="T24">заполучения </text:span><text:span text:style-name="T25">преимущества на политической арене</text:span><text:span text:style-name="T23">.</text:span></text:p>
      <text:p text:style-name="P11"><text:span text:style-name="T23">В </text:span><text:span text:style-name="T24">отличии от</text:span><text:span text:style-name="T25"> фильма «Хвост виляет собакой», где манипуляция общественностью была сконцентрирована на телевидении и радио, </text:span><text:span text:style-name="T26">основным манипулятивным пространством теперь выступа</text:span><text:span text:style-name="T27">ет Интернет</text:span><text:span text:style-name="T26">. </text:span><text:span text:style-name="T27">Ведь практически все современное общество зарегистрировано в социальных сетях, что предоставляет</text:span><text:span text:style-name="T28"> </text:span><text:span text:style-name="T27">безграничные возможности для манипуляций. </text:span></text:p>
      <text:p text:style-name="P12"><text:span text:style-name="T27">В </text:span><text:span text:style-name="T28">картине политическими партиями были использованы разработки компаний AggregateIQ и Cambridge Analytica, которые сосредотачивались </text:span><text:span text:style-name="T29">на</text:span><text:span text:style-name="T28"> </text:span><text:span text:style-name="T29">изменении политических взглядов </text:span><text:span text:style-name="T36">ещё</text:span><text:span text:style-name="T29"> не определившихся </text:span><text:span text:style-name="T30">в </text:span><text:span text:style-name="T36">своём</text:span><text:span text:style-name="T32"> выборе</text:span><text:span text:style-name="T30"> </text:span><text:span text:style-name="T31">граждан</text:span><text:span text:style-name="T29">. Поиск кандидатов проходил через </text:span><text:span text:style-name="T30">специальные опросники в Facebook </text:span><text:span text:style-name="T32">и Twitter</text:span><text:span text:style-name="T30">, раскрывающие личность и намерения человека. Далее, </text:span><text:span text:style-name="T32">злоупотребляя</text:span><text:span text:style-name="T31"> алгоритмами Facebook по подбору рекламы, </text:span><text:span text:style-name="T30">подходящим кандидатам отправлял</text:span><text:span text:style-name="T31">ся уникальный контент, который, теоретически, изменял их политическ</text:span><text:span text:style-name="T32">ую точку зрения</text:span><text:span text:style-name="T31">. </text:span></text:p>
      <text:p text:style-name="P13"><text:soft-page-break/><text:span text:style-name="T33">Также партиями в фильме были специально придуманы </text:span><text:span text:style-name="T34">крайне </text:span><text:span text:style-name="T33">простые, но </text:span><text:span text:style-name="T34">сильные</text:span><text:span text:style-name="T33"> слоганы, такие как: «Take back control» и «I`m in». </text:span><text:span text:style-name="T34">Слоганы отражали суть партий, и мотивировали все больше </text:span><text:span text:style-name="T35">британцев</text:span><text:span text:style-name="T34"> учавствовать в референдуме.</text:span></text:p>
      <text:p text:style-name="P14"><text:span text:style-name="T37">Со стремительно приближающимся </text:span><text:span text:style-name="T39">днём</text:span><text:span text:style-name="T37"> Х, </text:span><text:span text:style-name="T36">Бр</text:span><text:span text:style-name="T41">е</text:span><text:span text:style-name="T36">кзит </text:span><text:span text:style-name="T37">все сильнее </text:span><text:span text:style-name="T36">ста</text:span><text:span text:style-name="T37">новился</text:span><text:span text:style-name="T36"> </text:span><text:span text:style-name="T37">фаворитом в лицах граждан, ведь правильно построенная кампания, сильная поддержка со стороны влиятельных лиц, использование новейших, в некотором смысле, не совсем легальных, технологий и уникальный подход к каждому потенциальному кандидату </text:span><text:span text:style-name="T38">закрепляли позиции партии, что и принесло </text:span><text:span text:style-name="T40">ей </text:span><text:span text:style-name="T38">победу в 52% </text:span><text:span text:style-name="T40">голосов</text:span><text:span text:style-name="T3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9:42:52.922974081</meta:creation-date>
    <dc:date>2020-09-25T17:51:25.844461237</dc:date>
    <meta:editing-duration>PT27M26S</meta:editing-duration>
    <meta:editing-cycles>10</meta:editing-cycles>
    <meta:generator>LibreOffice/6.4.5.2$Linux_X86_64 LibreOffice_project/40$Build-2</meta:generator>
    <meta:document-statistic meta:table-count="0" meta:image-count="0" meta:object-count="0" meta:page-count="3" meta:paragraph-count="13" meta:word-count="483" meta:character-count="3841" meta:non-whitespace-character-count="3362"/>
  </office:meta>
</office:document-meta>
</file>